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246cm" fo:min-width="0.702cm"/>
    </style:style>
    <style:style style:name="gr2" style:family="graphic" style:parent-style-name="standard">
      <style:graphic-properties draw:textarea-horizontal-align="justify" draw:textarea-vertical-align="middle" draw:auto-grow-height="false" fo:min-height="0.55cm" fo:min-width="1.7cm"/>
    </style:style>
    <style:style style:name="gr3" style:family="graphic" style:parent-style-name="standard">
      <style:graphic-properties draw:textarea-horizontal-align="justify" draw:textarea-vertical-align="middle" draw:auto-grow-height="false" fo:min-height="1.35cm" fo:min-width="2cm"/>
    </style:style>
    <style:style style:name="gr4" style:family="graphic" style:parent-style-name="standard">
      <style:graphic-properties draw:textarea-horizontal-align="justify" draw:textarea-vertical-align="middle" draw:auto-grow-height="false" fo:min-height="0.246cm" fo:min-width="0.914cm"/>
    </style:style>
    <style:style style:name="gr5" style:family="graphic" style:parent-style-name="standard">
      <style:graphic-properties draw:textarea-horizontal-align="justify" draw:textarea-vertical-align="middle" draw:auto-grow-height="false" fo:min-height="0.246cm" fo:min-width="0.278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dash" draw:stroke-dash="Fine_20_Dashed" draw:textarea-horizontal-align="justify" draw:textarea-vertical-align="middle" draw:auto-grow-height="false" fo:min-height="0.246cm" fo:min-width="0.914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.15cm" fo:min-width="0.3cm"/>
    </style:style>
    <style:style style:name="gr10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0.55cm" fo:min-width="2.098cm"/>
    </style:style>
    <style:style style:name="gr12" style:family="graphic" style:parent-style-name="standard">
      <style:graphic-properties draw:textarea-horizontal-align="justify" draw:textarea-vertical-align="middle" draw:auto-grow-height="false" fo:min-height="0.55cm" fo:min-width="1.798cm"/>
    </style:style>
    <style:style style:name="gr13" style:family="graphic" style:parent-style-name="standard">
      <style:graphic-properties draw:textarea-horizontal-align="justify" draw:textarea-vertical-align="middle" draw:auto-grow-height="false" fo:min-height="0.246cm" fo:min-width="1.128cm"/>
    </style:style>
    <style:style style:name="gr14" style:family="graphic" style:parent-style-name="objectwithoutfill">
      <style:graphic-properties draw:stroke="dash" draw:stroke-dash="Fine_20_Dashed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0.246cm" fo:min-width="2.258cm"/>
    </style:style>
    <style:style style:name="gr16" style:family="graphic" style:parent-style-name="standard">
      <style:graphic-properties draw:textarea-horizontal-align="justify" draw:textarea-vertical-align="middle" draw:auto-grow-height="false" fo:min-height="0.246cm" fo:min-width="1.976cm"/>
    </style:style>
    <style:style style:name="gr17" style:family="graphic" style:parent-style-name="standard">
      <style:graphic-properties draw:textarea-horizontal-align="justify" draw:textarea-vertical-align="middle" draw:auto-grow-height="false" fo:min-height="0.246cm" fo:min-width="1.622cm"/>
    </style:style>
    <style:style style:name="gr18" style:family="graphic" style:parent-style-name="standard">
      <style:graphic-properties draw:stroke="none" svg:stroke-color="#000000" draw:fill="none" draw:fill-color="#ffffff" fo:min-height="0.35cm"/>
    </style:style>
    <style:style style:name="gr19" style:family="graphic" style:parent-style-name="standard">
      <style:graphic-properties fo:min-height="0.71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9pt" style:text-underline-style="solid" style:text-underline-width="bold" style:text-underline-color="font-color" style:font-size-asian="9pt" style:font-size-complex="9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font-size="9pt" style:text-underline-style="none" style:font-size-asian="9pt" style:font-size-complex="9pt"/>
    </style:style>
    <style:style style:name="P7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9pt" style:text-underline-style="solid" style:text-underline-width="bold" style:text-underline-color="font-color" style:font-size-asian="9pt" style:font-size-complex="9pt"/>
    </style:style>
    <style:style style:name="T4" style:family="text">
      <style:text-properties fo:font-size="9pt" style:text-underline-style="none" style:font-size-asian="9pt" style:font-size-complex="9pt"/>
    </style:style>
    <style:style style:name="T5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7cm" svg:height="0.7cm" svg:x="8.8cm" svg:y="1.1cm">
          <text:p text:style-name="P1"><text:span text:style-name="T1">Nom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2.2cm" svg:height="0.8cm" svg:x="11.4cm" svg:y="2.9cm">
          <text:p text:style-name="P1"><text:span text:style-name="T2">Politico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xml:id="id6" draw:id="id6" draw:layer="layout" svg:width="2.5cm" svg:height="1.6cm" svg:x="15.794cm" svg:y="2.459cm">
          <text:p text:style-name="P1"><text:span text:style-name="T1">Participa</text:span></text:p>
          <draw:enhanced-geometry svg:viewBox="0 0 21600 21600" draw:mirror-horizontal="tru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3" draw:id="id3" draw:layer="layout" svg:width="1.7cm" svg:height="0.7cm" svg:x="10.7cm" svg:y="1.1cm">
          <text:p text:style-name="P1"><text:span text:style-name="T1">Apellid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" draw:id="id4" draw:layer="layout" svg:width="2cm" svg:height="0.7cm" svg:x="12.5cm" svg:y="1.1cm">
          <text:p text:style-name="P1"><text:span text:style-name="T1">Fnacimiente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5" draw:id="id5" draw:layer="layout" svg:width="1.1cm" svg:height="0.7cm" svg:x="14.6cm" svg:y="1.1cm">
          <text:p text:style-name="P1"><text:span text:style-name="T3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draw:type="line" svg:x1="10.5cm" svg:y1="1.45cm" svg:x2="12.5cm" svg:y2="2.9cm" draw:start-shape="id1" draw:end-shape="id2" draw:end-glue-point="4" svg:d="M10500 1450l2000 1450" svg:viewBox="0 0 2001 1451">
          <text:p/>
        </draw:connector>
        <draw:connector draw:style-name="gr6" draw:text-style-name="P5" draw:layer="layout" draw:type="line" svg:x1="11.55cm" svg:y1="1.8cm" svg:x2="12.5cm" svg:y2="2.9cm" draw:start-shape="id3" draw:start-glue-point="8" draw:end-shape="id2" draw:end-glue-point="4" svg:d="M11550 1800l950 1100" svg:viewBox="0 0 951 1101">
          <text:p/>
        </draw:connector>
        <draw:connector draw:style-name="gr6" draw:text-style-name="P5" draw:layer="layout" draw:type="line" svg:x1="13.5cm" svg:y1="1.8cm" svg:x2="12.5cm" svg:y2="2.9cm" draw:start-shape="id4" draw:start-glue-point="8" draw:end-shape="id2" draw:end-glue-point="4" svg:d="M13500 1800l-1000 1100" svg:viewBox="0 0 1001 1101">
          <text:p/>
        </draw:connector>
        <draw:connector draw:style-name="gr6" draw:text-style-name="P5" draw:layer="layout" draw:type="line" svg:x1="15.15cm" svg:y1="1.8cm" svg:x2="12.5cm" svg:y2="2.9cm" draw:start-shape="id5" draw:start-glue-point="8" draw:end-shape="id2" draw:end-glue-point="4" svg:d="M15150 1800l-2650 1100" svg:viewBox="0 0 2651 1101">
          <text:p/>
        </draw:connector>
        <draw:connector draw:style-name="gr6" draw:text-style-name="P5" draw:layer="layout" draw:type="line" svg:x1="9.2cm" svg:y1="3.3cm" svg:x2="11.4cm" svg:y2="3.3cm" draw:end-shape="id2" draw:end-glue-point="5" svg:d="M9200 3300h2200" svg:viewBox="0 0 2201 1">
          <text:p/>
        </draw:connector>
        <draw:connector draw:style-name="gr6" draw:text-style-name="P5" draw:layer="layout" draw:type="line" svg:x1="13.6cm" svg:y1="3.3cm" svg:x2="15.794cm" svg:y2="3.259cm" draw:start-shape="id2" draw:start-glue-point="7" draw:end-shape="id6" draw:end-glue-point="7" svg:d="M13600 3300l2194-41" svg:viewBox="0 0 2195 42">
          <text:p/>
        </draw:connector>
        <draw:custom-shape draw:style-name="gr3" draw:text-style-name="P2" xml:id="id12" draw:id="id12" draw:layer="layout" svg:width="2.5cm" svg:height="1.6cm" svg:x="6.7cm" svg:y="2.5cm">
          <text:p text:style-name="P1"><text:span text:style-name="T1">Pertenece</text:span></text:p>
          <draw:enhanced-geometry svg:viewBox="0 0 21600 21600" draw:mirror-horizontal="tru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3" xml:id="id8" draw:id="id8" draw:layer="layout" svg:width="2.2cm" svg:height="0.8cm" svg:x="11.4cm" svg:y="7.801cm">
          <text:p text:style-name="P1"><text:span text:style-name="T2">Eleccion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xml:id="id9" draw:id="id9" draw:layer="layout" svg:width="2.5cm" svg:height="1.6cm" svg:x="15.794cm" svg:y="7.36cm">
          <text:p text:style-name="P1"><text:span text:style-name="T1">Legitima</text:span></text:p>
          <draw:enhanced-geometry svg:viewBox="0 0 21600 21600" draw:mirror-horizontal="tru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2" xml:id="id7" draw:id="id7" draw:layer="layout" svg:width="2.5cm" svg:height="1.6cm" svg:x="6.7cm" svg:y="7.401cm">
          <text:p text:style-name="P1"><text:span text:style-name="T1">Participa</text:span></text:p>
          <draw:enhanced-geometry svg:viewBox="0 0 21600 21600" draw:mirror-horizontal="tru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6" draw:text-style-name="P5" draw:layer="layout" draw:type="line" svg:x1="9.2cm" svg:y1="8.201cm" svg:x2="11.4cm" svg:y2="8.201cm" draw:start-shape="id7" draw:start-glue-point="5" draw:end-shape="id8" draw:end-glue-point="5" svg:d="M9200 8201h2200" svg:viewBox="0 0 2201 1">
          <text:p/>
        </draw:connector>
        <draw:connector draw:style-name="gr6" draw:text-style-name="P5" draw:layer="layout" draw:type="line" svg:x1="13.6cm" svg:y1="8.201cm" svg:x2="15.794cm" svg:y2="8.16cm" draw:start-shape="id8" draw:start-glue-point="7" draw:end-shape="id9" draw:end-glue-point="7" svg:d="M13600 8201l2194-41" svg:viewBox="0 0 2195 42">
          <text:p/>
        </draw:connector>
        <draw:custom-shape draw:style-name="gr3" draw:text-style-name="P2" xml:id="id26" draw:id="id26" draw:layer="layout" svg:width="2.5cm" svg:height="1.6cm" svg:x="6.7cm" svg:y="7.401cm">
          <text:p text:style-name="P1"><text:span text:style-name="T1">Participa</text:span></text:p>
          <draw:enhanced-geometry svg:viewBox="0 0 21600 21600" draw:mirror-horizontal="tru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2" xml:id="id10" draw:id="id10" draw:layer="layout" svg:width="2cm" svg:height="0.7cm" svg:x="13.4cm" svg:y="4.7cm">
          <text:p text:style-name="P1"><text:span text:style-name="T1">Partid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1" draw:id="id11" draw:layer="layout" svg:width="2cm" svg:height="0.7cm" svg:x="11.1cm" svg:y="4.701cm">
          <text:p text:style-name="P1"><text:span text:style-name="T1">NumAfiliad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draw:type="line" svg:x1="12.5cm" svg:y1="3.7cm" svg:x2="14.4cm" svg:y2="4.7cm" draw:start-shape="id2" draw:start-glue-point="6" draw:end-shape="id10" draw:end-glue-point="4" svg:d="M12500 3700l1900 1000" svg:viewBox="0 0 1901 1001">
          <text:p/>
        </draw:connector>
        <draw:connector draw:style-name="gr6" draw:text-style-name="P5" draw:layer="layout" draw:type="line" svg:x1="12.5cm" svg:y1="3.7cm" svg:x2="12.1cm" svg:y2="4.701cm" draw:start-shape="id2" draw:start-glue-point="6" draw:end-shape="id11" draw:end-glue-point="4" svg:d="M12500 3700l-400 1001" svg:viewBox="0 0 401 1002">
          <text:p/>
        </draw:connector>
        <draw:custom-shape draw:style-name="gr2" draw:text-style-name="P3" xml:id="id14" draw:id="id14" draw:layer="layout" svg:width="2.2cm" svg:height="0.8cm" svg:x="19.601cm" svg:y="7.802cm">
          <text:p text:style-name="P1"><text:span text:style-name="T2">Gobierno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xml:id="id13" draw:id="id13" draw:layer="layout" svg:width="2.2cm" svg:height="0.8cm" svg:x="1.601cm" svg:y="7.802cm">
          <text:p text:style-name="P1"><text:span text:style-name="T2">Parido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" draw:text-style-name="P1" draw:layer="layout" svg:x1="6.7cm" svg:y1="3.3cm" svg:x2="2.701cm" svg:y2="7.802cm" draw:start-shape="id12" draw:start-glue-point="7" draw:end-shape="id13" draw:end-glue-point="4" svg:d="M6700 3300h-3999v4502" svg:viewBox="0 0 4000 4503">
          <text:p/>
        </draw:connector>
        <draw:connector draw:style-name="gr8" draw:text-style-name="P1" draw:layer="layout" svg:x1="18.294cm" svg:y1="3.259cm" svg:x2="20.701cm" svg:y2="7.802cm" draw:start-shape="id6" draw:start-glue-point="5" draw:end-shape="id14" draw:end-glue-point="4" svg:d="M18294 3259h2407v4543" svg:viewBox="0 0 2408 4544">
          <text:p/>
        </draw:connector>
        <draw:custom-shape draw:style-name="gr9" draw:text-style-name="P1" xml:id="id15" draw:id="id15" draw:layer="layout" svg:width="1.6cm" svg:height="1.2cm" svg:x="19.9cm" svg:y="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0.4cm" svg:height="0.4cm" svg:x="20.5cm" svg:y="8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16" draw:id="id16" draw:layer="layout" svg:width="2.598cm" svg:height="0.8cm" svg:x="17.602cm" svg:y="11.903cm">
          <text:p text:style-name="P1"><text:span text:style-name="T2">GoAutonomo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2" draw:text-style-name="P3" xml:id="id17" draw:id="id17" draw:layer="layout" svg:width="2.298cm" svg:height="0.8cm" svg:x="21.802cm" svg:y="11.903cm">
          <text:p text:style-name="P1"><text:span text:style-name="T2">GoNaciona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" draw:text-style-name="P1" draw:layer="layout" svg:x1="19.9cm" svg:y1="10.2cm" svg:x2="18.901cm" svg:y2="11.903cm" draw:start-shape="id15" draw:start-glue-point="6" draw:end-shape="id16" draw:end-glue-point="4" svg:d="M19900 10200v852h-999v851" svg:viewBox="0 0 1000 1704">
          <text:p/>
        </draw:connector>
        <draw:connector draw:style-name="gr8" draw:text-style-name="P1" draw:layer="layout" svg:x1="21.5cm" svg:y1="10.2cm" svg:x2="22.951cm" svg:y2="11.903cm" draw:start-shape="id15" draw:start-glue-point="8" draw:end-shape="id17" draw:end-glue-point="4" svg:d="M21500 10200v852h1451v851" svg:viewBox="0 0 1452 1704">
          <text:p/>
        </draw:connector>
        <draw:ellipse draw:style-name="gr8" draw:text-style-name="P1" draw:layer="layout" svg:width="3.875cm" svg:height="2.762cm" svg:x="19.003cm" svg:y="7.938cm" draw:kind="arc" draw:start-angle="219.61" draw:end-angle="310.58">
          <text:p/>
        </draw:ellipse>
        <draw:custom-shape draw:style-name="gr3" draw:text-style-name="P2" xml:id="id18" draw:id="id18" draw:layer="layout" svg:width="2.5cm" svg:height="1.6cm" svg:x="21.694cm" svg:y="13.76cm">
          <text:p text:style-name="P1"><text:span text:style-name="T1">Aprueba</text:span></text:p>
          <draw:enhanced-geometry svg:viewBox="0 0 21600 21600" draw:mirror-horizontal="tru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1" draw:text-style-name="P3" xml:id="id19" draw:id="id19" draw:layer="layout" svg:width="2.598cm" svg:height="0.8cm" svg:x="21.703cm" svg:y="16.304cm">
          <text:p text:style-name="P1"><text:span text:style-name="T2">Ley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" draw:text-style-name="P5" draw:layer="layout" draw:type="line" svg:x1="22.945cm" svg:y1="15.36cm" svg:x2="23.002cm" svg:y2="16.304cm" draw:start-shape="id18" draw:start-glue-point="6" draw:end-shape="id19" draw:end-glue-point="4" svg:d="M22945 15360l57 944" svg:viewBox="0 0 58 945">
          <text:p/>
        </draw:connector>
        <draw:connector draw:style-name="gr6" draw:text-style-name="P5" draw:layer="layout" draw:type="line" svg:x1="22.951cm" svg:y1="12.703cm" svg:x2="22.945cm" svg:y2="13.76cm" draw:start-shape="id17" draw:start-glue-point="6" draw:end-shape="id18" draw:end-glue-point="4" svg:d="M22951 12703l-6 1057" svg:viewBox="0 0 7 1058">
          <text:p/>
        </draw:connector>
        <draw:custom-shape draw:style-name="gr1" draw:text-style-name="P6" xml:id="id20" draw:id="id20" draw:layer="layout" svg:width="1.7cm" svg:height="0.7cm" svg:x="18cm" svg:y="1.1cm">
          <text:p text:style-name="P1"><text:span text:style-name="T4">Carg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draw:type="line" svg:x1="17.045cm" svg:y1="2.459cm" svg:x2="18.85cm" svg:y2="1.8cm" draw:start-shape="id6" draw:start-glue-point="4" draw:end-shape="id20" draw:end-glue-point="8" svg:d="M17045 2459l1805-659" svg:viewBox="0 0 1806 660">
          <text:p/>
        </draw:connector>
        <draw:custom-shape draw:style-name="gr1" draw:text-style-name="P2" xml:id="id21" draw:id="id21" draw:layer="layout" svg:width="1.7cm" svg:height="0.7cm" svg:x="3.3cm" svg:y="5.2cm">
          <text:p text:style-name="P1"><text:span text:style-name="T1">F.inici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2" draw:id="id22" draw:layer="layout" svg:width="1.7cm" svg:height="0.7cm" svg:x="5.2cm" svg:y="5.2cm">
          <text:p text:style-name="P1"><text:span text:style-name="T1">F.finali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3" draw:id="id23" draw:layer="layout" svg:width="2cm" svg:height="0.7cm" svg:x="7cm" svg:y="5.2cm">
          <text:p text:style-name="P1"><text:span text:style-name="T1">NumAfiliad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draw:type="line" svg:x1="7.951cm" svg:y1="4.1cm" svg:x2="4.15cm" svg:y2="5.2cm" draw:start-shape="id12" draw:start-glue-point="6" draw:end-shape="id21" draw:end-glue-point="4" svg:d="M7951 4100l-3801 1100" svg:viewBox="0 0 3802 1101">
          <text:p/>
        </draw:connector>
        <draw:connector draw:style-name="gr6" draw:text-style-name="P5" draw:layer="layout" draw:type="line" svg:x1="7.951cm" svg:y1="4.1cm" svg:x2="6.05cm" svg:y2="5.2cm" draw:start-shape="id12" draw:start-glue-point="6" draw:end-shape="id22" draw:end-glue-point="4" svg:d="M7951 4100l-1901 1100" svg:viewBox="0 0 1902 1101">
          <text:p/>
        </draw:connector>
        <draw:connector draw:style-name="gr6" draw:text-style-name="P5" draw:layer="layout" draw:type="line" svg:x1="7.951cm" svg:y1="4.1cm" svg:x2="8cm" svg:y2="5.2cm" draw:start-shape="id12" draw:start-glue-point="6" draw:end-shape="id23" draw:end-glue-point="4" svg:d="M7951 4100l49 1100" svg:viewBox="0 0 50 1101">
          <text:p/>
        </draw:connector>
        <draw:custom-shape draw:style-name="gr1" draw:text-style-name="P4" xml:id="id24" draw:id="id24" draw:layer="layout" svg:width="1.7cm" svg:height="0.7cm" svg:x="1.1cm" svg:y="10.6cm">
          <text:p text:style-name="P1"><text:span text:style-name="T3">Nombr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xml:id="id25" draw:id="id25" draw:layer="layout" svg:width="2.3cm" svg:height="0.7cm" svg:x="2.9cm" svg:y="10.6cm">
          <text:p text:style-name="P1"><text:span text:style-name="T1">AñoFundació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draw:type="line" svg:x1="2.701cm" svg:y1="8.602cm" svg:x2="1.95cm" svg:y2="10.6cm" draw:start-shape="id13" draw:start-glue-point="6" draw:end-shape="id24" draw:end-glue-point="4" svg:d="M2701 8602l-751 1998" svg:viewBox="0 0 752 1999">
          <text:p/>
        </draw:connector>
        <draw:connector draw:style-name="gr14" draw:text-style-name="P5" draw:layer="layout" draw:type="line" svg:x1="2.701cm" svg:y1="8.602cm" svg:x2="4.05cm" svg:y2="10.6cm" draw:start-shape="id13" draw:start-glue-point="6" draw:end-shape="id25" draw:end-glue-point="4" svg:d="M2701 8602l1349 1998" svg:viewBox="0 0 1350 1999">
          <text:p/>
        </draw:connector>
        <draw:connector draw:style-name="gr6" draw:text-style-name="P5" draw:layer="layout" draw:type="line" svg:x1="3.801cm" svg:y1="8.202cm" svg:x2="6.7cm" svg:y2="8.201cm" draw:start-shape="id13" draw:start-glue-point="7" draw:end-shape="id26" draw:end-glue-point="7" svg:d="M3801 8202l2899-1" svg:viewBox="0 0 2900 2">
          <text:p/>
        </draw:connector>
        <draw:custom-shape draw:style-name="gr4" draw:text-style-name="P2" xml:id="id31" draw:id="id31" draw:layer="layout" svg:width="2cm" svg:height="0.7cm" svg:x="7.6cm" svg:y="6.1cm">
          <text:p text:style-name="P1"><text:span text:style-name="T1">Num.Voto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27" draw:id="id27" draw:layer="layout" svg:width="1.1cm" svg:height="0.7cm" svg:x="8.5cm" svg:y="10.8cm">
          <text:p text:style-name="P1"><text:span text:style-name="T3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28" draw:id="id28" draw:layer="layout" svg:width="2cm" svg:height="0.7cm" svg:x="9.7cm" svg:y="10.802cm">
          <text:p text:style-name="P1"><text:span text:style-name="T1">NumTot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9" draw:id="id29" draw:layer="layout" svg:width="1.7cm" svg:height="0.7cm" svg:x="11.9cm" svg:y="10.8cm">
          <text:p text:style-name="P1"><text:span text:style-name="T1">F.inici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draw:type="line" svg:x1="12.5cm" svg:y1="8.601cm" svg:x2="9.05cm" svg:y2="10.8cm" draw:start-shape="id8" draw:start-glue-point="6" draw:end-shape="id27" draw:end-glue-point="4" svg:d="M12500 8601l-3450 2199" svg:viewBox="0 0 3451 2200">
          <text:p/>
        </draw:connector>
        <draw:connector draw:style-name="gr6" draw:text-style-name="P5" draw:layer="layout" draw:type="line" svg:x1="12.5cm" svg:y1="8.601cm" svg:x2="10.7cm" svg:y2="10.802cm" draw:start-shape="id8" draw:start-glue-point="6" draw:end-shape="id28" draw:end-glue-point="4" svg:d="M12500 8601l-1800 2201" svg:viewBox="0 0 1801 2202">
          <text:p/>
        </draw:connector>
        <draw:connector draw:style-name="gr6" draw:text-style-name="P5" draw:layer="layout" draw:type="line" svg:x1="12.5cm" svg:y1="8.601cm" svg:x2="12.75cm" svg:y2="10.8cm" draw:start-shape="id8" draw:start-glue-point="6" draw:end-shape="id29" draw:end-glue-point="4" svg:d="M12500 8601l250 2199" svg:viewBox="0 0 251 2200">
          <text:p/>
        </draw:connector>
        <draw:connector draw:style-name="gr6" draw:text-style-name="P5" draw:layer="layout" draw:type="line" svg:x1="19.601cm" svg:y1="8.202cm" svg:x2="18.294cm" svg:y2="8.16cm" draw:start-shape="id14" draw:start-glue-point="5" draw:end-shape="id9" draw:end-glue-point="5" svg:d="M19601 8202l-1307-42" svg:viewBox="0 0 1308 43">
          <text:p/>
        </draw:connector>
        <draw:custom-shape draw:style-name="gr15" draw:text-style-name="P2" xml:id="id30" draw:id="id30" draw:layer="layout" svg:width="3.9cm" svg:height="0.7cm" svg:x="14.5cm" svg:y="14.2cm">
          <text:p text:style-name="P1"><text:span text:style-name="T1">ComunidadAutonónom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draw:type="line" svg:x1="18.901cm" svg:y1="12.703cm" svg:x2="16.45cm" svg:y2="14.2cm" draw:start-shape="id16" draw:start-glue-point="6" draw:end-shape="id30" draw:end-glue-point="4" svg:d="M18901 12703l-2451 1497" svg:viewBox="0 0 2452 1498">
          <text:p/>
        </draw:connector>
        <draw:custom-shape draw:style-name="gr5" draw:text-style-name="P4" xml:id="id32" draw:id="id32" draw:layer="layout" svg:width="1.1cm" svg:height="0.7cm" svg:x="19.1cm" svg:y="19.1cm">
          <text:p text:style-name="P1"><text:span text:style-name="T3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xml:id="id34" draw:id="id34" draw:layer="layout" svg:width="3.5cm" svg:height="0.7cm" svg:x="25cm" svg:y="19.2cm">
          <text:p text:style-name="P1"><text:span text:style-name="T1">FechaAprovació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xml:id="id33" draw:id="id33" draw:layer="layout" svg:width="3cm" svg:height="0.7cm" svg:x="21.4cm" svg:y="19.1cm">
          <text:p text:style-name="P1"><text:span text:style-name="T1">RefBolet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draw:type="line" svg:x1="7.951cm" svg:y1="7.401cm" svg:x2="8.6cm" svg:y2="6.8cm" draw:start-shape="id26" draw:start-glue-point="4" draw:end-shape="id31" draw:end-glue-point="8" svg:d="M7951 7401l649-601" svg:viewBox="0 0 650 602">
          <text:p/>
        </draw:connector>
        <draw:connector draw:style-name="gr6" draw:text-style-name="P5" draw:layer="layout" draw:type="line" svg:x1="23.002cm" svg:y1="17.104cm" svg:x2="19.65cm" svg:y2="19.1cm" draw:start-shape="id19" draw:start-glue-point="6" draw:end-shape="id32" draw:end-glue-point="4" svg:d="M23002 17104l-3352 1996" svg:viewBox="0 0 3353 1997">
          <text:p/>
        </draw:connector>
        <draw:connector draw:style-name="gr6" draw:text-style-name="P5" draw:layer="layout" draw:type="line" svg:x1="23.002cm" svg:y1="17.104cm" svg:x2="22.9cm" svg:y2="19.1cm" draw:start-shape="id19" draw:start-glue-point="6" draw:end-shape="id33" draw:end-glue-point="4" svg:d="M23002 17104l-102 1996" svg:viewBox="0 0 103 1997">
          <text:p/>
        </draw:connector>
        <draw:connector draw:style-name="gr6" draw:text-style-name="P5" draw:layer="layout" draw:type="line" svg:x1="23.002cm" svg:y1="17.104cm" svg:x2="26.75cm" svg:y2="19.2cm" draw:start-shape="id19" draw:start-glue-point="6" draw:end-shape="id34" draw:end-glue-point="4" svg:d="M23002 17104l3748 2096" svg:viewBox="0 0 3749 2097">
          <text:p/>
        </draw:connector>
        <draw:frame draw:style-name="gr18" draw:text-style-name="P7" draw:layer="layout" svg:width="1.2cm" svg:height="0.6cm" svg:x="21.1cm" svg:y="7.1cm">
          <draw:text-box>
            <text:p><text:span text:style-name="T5">(0,N)</text:span></text:p>
          </draw:text-box>
        </draw:frame>
        <draw:frame draw:style-name="gr18" draw:text-style-name="P7" draw:layer="layout" svg:width="1.2cm" svg:height="0.6cm" svg:x="13.6cm" svg:y="2.7cm">
          <draw:text-box>
            <text:p><text:span text:style-name="T5">(0,N)</text:span></text:p>
          </draw:text-box>
        </draw:frame>
        <draw:frame draw:style-name="gr18" draw:text-style-name="P7" draw:layer="layout" svg:width="1.2cm" svg:height="0.6cm" svg:x="7.3cm" svg:y="9.2cm">
          <draw:text-box>
            <text:p><text:span text:style-name="T5">N:M</text:span></text:p>
          </draw:text-box>
        </draw:frame>
        <draw:frame draw:style-name="gr18" draw:text-style-name="P7" draw:layer="layout" svg:width="1.2cm" svg:height="0.6cm" svg:x="1.6cm" svg:y="7cm">
          <draw:text-box>
            <text:p><text:span text:style-name="T5">(0,N)</text:span></text:p>
          </draw:text-box>
        </draw:frame>
        <draw:frame draw:style-name="gr18" draw:text-style-name="P7" draw:layer="layout" svg:width="1.2cm" svg:height="0.6cm" svg:x="10.1cm" svg:y="2.7cm">
          <draw:text-box>
            <text:p><text:span text:style-name="T5">(0,N)</text:span></text:p>
          </draw:text-box>
        </draw:frame>
        <draw:frame draw:style-name="gr18" draw:text-style-name="P7" draw:layer="layout" svg:width="1.2cm" svg:height="0.6cm" svg:x="7.4cm" svg:y="2cm">
          <draw:text-box>
            <text:p><text:span text:style-name="T5">N:M</text:span></text:p>
          </draw:text-box>
        </draw:frame>
        <draw:frame draw:style-name="gr18" draw:text-style-name="P7" draw:layer="layout" svg:width="1.2cm" svg:height="0.6cm" svg:x="7.3cm" svg:y="9.2cm">
          <draw:text-box>
            <text:p><text:span text:style-name="T5">N:M</text:span></text:p>
          </draw:text-box>
        </draw:frame>
        <draw:frame draw:style-name="gr18" draw:text-style-name="P7" draw:layer="layout" svg:width="1.2cm" svg:height="0.6cm" svg:x="10.4cm" svg:y="7.7cm">
          <draw:text-box>
            <text:p><text:span text:style-name="T5">(0,N)</text:span></text:p>
          </draw:text-box>
        </draw:frame>
        <draw:frame draw:style-name="gr18" draw:text-style-name="P7" draw:layer="layout" svg:width="1.2cm" svg:height="0.6cm" svg:x="3.6cm" svg:y="7.7cm">
          <draw:text-box>
            <text:p><text:span text:style-name="T5">(0,N)</text:span></text:p>
          </draw:text-box>
        </draw:frame>
        <draw:frame draw:style-name="gr18" draw:text-style-name="P7" draw:layer="layout" svg:width="1.2cm" svg:height="0.6cm" svg:x="16.5cm" svg:y="4cm">
          <draw:text-box>
            <text:p><text:span text:style-name="T5">N:M</text:span></text:p>
          </draw:text-box>
        </draw:frame>
        <draw:frame draw:style-name="gr18" draw:text-style-name="P7" draw:layer="layout" svg:width="1.2cm" svg:height="0.6cm" svg:x="16.5cm" svg:y="4cm">
          <draw:text-box>
            <text:p><text:span text:style-name="T5">N:M</text:span></text:p>
          </draw:text-box>
        </draw:frame>
        <draw:frame draw:style-name="gr18" draw:text-style-name="P7" draw:layer="layout" svg:width="1.2cm" svg:height="0.6cm" svg:x="23cm" svg:y="15.7cm">
          <draw:text-box>
            <text:p><text:span text:style-name="T5">(0,N)</text:span></text:p>
          </draw:text-box>
        </draw:frame>
        <draw:frame draw:style-name="gr18" draw:text-style-name="P7" draw:layer="layout" svg:width="1.2cm" svg:height="0.6cm" svg:x="23cm" svg:y="12.7cm">
          <draw:text-box>
            <text:p><text:span text:style-name="T5">(0,1)</text:span></text:p>
          </draw:text-box>
        </draw:frame>
        <draw:frame draw:style-name="gr18" draw:text-style-name="P7" draw:layer="layout" svg:width="1.2cm" svg:height="0.6cm" svg:x="24.1cm" svg:y="14.3cm">
          <draw:text-box>
            <text:p><text:span text:style-name="T5">1:N</text:span></text:p>
          </draw:text-box>
        </draw:frame>
        <draw:frame draw:style-name="gr18" draw:text-style-name="P7" draw:layer="layout" svg:width="1.2cm" svg:height="0.6cm" svg:x="13.8cm" svg:y="7.7cm">
          <draw:text-box>
            <text:p><text:span text:style-name="T5">(0,1)</text:span></text:p>
          </draw:text-box>
        </draw:frame>
        <draw:frame draw:style-name="gr18" draw:text-style-name="P7" draw:layer="layout" svg:width="1.2cm" svg:height="0.6cm" svg:x="18.3cm" svg:y="7.4cm">
          <draw:text-box>
            <text:p><text:span text:style-name="T5">(0,N)</text:span></text:p>
          </draw:text-box>
        </draw:frame>
        <draw:frame draw:style-name="gr18" draw:text-style-name="P7" draw:layer="layout" svg:width="1.2cm" svg:height="0.6cm" svg:x="16.5cm" svg:y="6.8cm">
          <draw:text-box>
            <text:p><text:span text:style-name="T5">1:N</text:span></text:p>
          </draw:text-box>
        </draw:frame>
        <draw:custom-shape draw:style-name="gr5" draw:text-style-name="P4" draw:layer="layout" svg:width="1.1cm" svg:height="0.7cm" svg:x="24.699cm" svg:y="9.401cm">
          <text:p text:style-name="P1"><text:span text:style-name="T3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3.5cm" svg:height="0.7cm" svg:x="23.8cm" svg:y="7.8cm">
          <text:p text:style-name="P1"><text:span text:style-name="T1">Fecha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layer="layout" svg:width="10.4cm" svg:height="0.962cm" svg:x="3.3cm" svg:y="18.7cm">
          <draw:text-box>
            <text:p>Marcos Culzoni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26T09:09:22.378000000</meta:creation-date>
    <dc:date>2020-10-26T20:01:23.785000000</dc:date>
    <meta:editing-duration>PT6H43M1S</meta:editing-duration>
    <meta:editing-cycles>16</meta:editing-cycles>
    <meta:generator>LibreOffice/6.2.3.2$Windows_X86_64 LibreOffice_project/aecc05fe267cc68dde00352a451aa867b3b546ac</meta:generator>
    <meta:document-statistic meta:object-count="88"/>
  </office:meta>
</office:document-meta>
</file>